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2979in" fo:margin-left="-0.1in" fo:margin-right="-0.2729in" fo:break-before="page" table:align="margins"/>
    </style:style>
    <style:style style:name="Table1.A" style:family="table-column">
      <style:table-column-properties style:column-width="1.625in" style:rel-column-width="14592*"/>
    </style:style>
    <style:style style:name="Table1.B" style:family="table-column">
      <style:table-column-properties style:column-width="0.4167in" style:rel-column-width="3741*"/>
    </style:style>
    <style:style style:name="Table1.C" style:family="table-column">
      <style:table-column-properties style:column-width="0.6875in" style:rel-column-width="6173*"/>
    </style:style>
    <style:style style:name="Table1.D" style:family="table-column">
      <style:table-column-properties style:column-width="0.6979in" style:rel-column-width="6267*"/>
    </style:style>
    <style:style style:name="Table1.E" style:family="table-column">
      <style:table-column-properties style:column-width="1.8021in" style:rel-column-width="16182*"/>
    </style:style>
    <style:style style:name="Table1.F" style:family="table-column">
      <style:table-column-properties style:column-width="2.0688in" style:rel-column-width="1858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E1" table:number-columns-spanned="2" office:value-type="string">
            <text:p text:style-name="P1">Description</text:p>
          </table:table-cell>
          <table:covered-table-cell/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E2" table:number-columns-spanned="2" office:value-type="string">
            <text:p text:style-name="Table_20_Contents">Main program memory. Port A connected to general purpose, Port B is connected to program counter.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E2" table:number-columns-spanned="2" office:value-type="string">
            <text:p text:style-name="Table_20_Contents">Sprite object data. 256 objects, each 4 words.</text:p>
          </table:table-cell>
          <table:covered-table-cell/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E2" table:number-columns-spanned="2" office:value-type="string">
            <text:p text:style-name="Table_20_Contents">Sprite table VRAM, organized by tile, into two tables.</text:p>
          </table:table-cell>
          <table:covered-table-cell/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E2" table:number-columns-spanned="2" office:value-type="string">
            <text:p text:style-name="Table_20_Contents">Palette storage.</text:p>
          </table:table-cell>
          <table:covered-table-cell/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  <table:covered-table-cell/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Which sprite will be drawn first.</text:p>
          </table:table-cell>
          <table:covered-table-cell/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creen brightness (fade). 0 is all off, 255 is all on.</text:p>
          </table:table-cell>
          <table:covered-table-cell/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  <table:covered-table-cell/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Direct memory access for copying large chunks of data from flash ROM to RAM. <text:s/>Lower 16 bits of ROM src address.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Upper 7 bits of ROM src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AM dst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On write of Amount, processor is stalled until Amount words have been copied from ROM to RAM.</text:p>
          </table:table-cell>
          <table:covered-table-cell/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16-bit signed number, where positive is a right, negative is left. Writing to the register sets the counter to given value. </text:p>
          </table:table-cell>
          <table:covered-table-cell/>
        </table:table-row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eading from the RNG generates a new random number. Writing to the RNG writes a seed value.</text:p>
          </table:table-cell>
          <table:covered-table-cell/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ame controller A register.</text:p>
            <text:p text:style-name="Table_20_Contents">[11] left</text:p>
            <text:p text:style-name="Table_20_Contents">[10] right</text:p>
            <text:p text:style-name="Table_20_Contents"><text:s text:c="2"/>[9] up</text:p>
            <text:p text:style-name="Table_20_Contents"><text:soft-page-break/><text:s text:c="2"/>[8] down</text:p>
            <text:p text:style-name="Table_20_Contents"><text:s text:c="2"/>[7] A</text:p>
            <text:p text:style-name="Table_20_Contents"><text:s text:c="2"/>[6] B</text:p>
            <text:p text:style-name="Table_20_Contents"><text:s text:c="2"/></text:p>
            <text:p text:style-name="Table_20_Contents"/>
          </table:table-cell>
          <table:table-cell table:style-name="Table1.E2" office:value-type="string">
            <text:p text:style-name="Table_20_Contents"/>
            <text:p text:style-name="Table_20_Contents"/>
            <text:p text:style-name="Standard">[5] X</text:p>
            <text:p text:style-name="Table_20_Contents">[4] Y</text:p>
            <text:p text:style-name="Table_20_Contents">[3] L</text:p>
            <text:p text:style-name="Table_20_Contents"><text:soft-page-break/>[2] R</text:p>
            <text:p text:style-name="Table_20_Contents">[1] select</text:p>
            <text:p text:style-name="Table_20_Contents">[0] start</text:p>
          </table:table-cell>
        </table:table-row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b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Game controller B register.</text:p>
          </table:table-cell>
          <table:covered-table-cell/>
        </table:table-row>
        <table:table-row>
          <table:table-cell table:style-name="Table1.A2" office:value-type="string">
            <text:p text:style-name="Table_20_Contents">Sound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ound data stored in flash.</text:p>
          </table:table-cell>
          <table:covered-table-cell/>
        </table:table-row>
        <table:table-row>
          <table:table-cell table:style-name="Table1.A2" office:value-type="string">
            <text:p text:style-name="Table_20_Contents">b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c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<text:s/></text:p>
          </table:table-cell>
          <table:covered-table-cell/>
        </table:table-row>
        <table:table-row>
          <table:table-cell table:style-name="Table1.A2" office:value-type="string">
            <text:p text:style-name="Table_20_Contents">b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d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am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e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f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0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1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8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9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a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b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c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2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d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e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f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3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lank sig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1 bit blank_time_up signal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2-05T21:51:56.02</dc:date>
    <meta:editing-duration>PT06H14M31S</meta:editing-duration>
    <meta:editing-cycles>29</meta:editing-cycles>
    <meta:generator>OpenOffice.org/3.2$Win32 OpenOffice.org_project/320m12$Build-9483</meta:generator>
    <meta:document-statistic meta:table-count="1" meta:image-count="0" meta:object-count="0" meta:page-count="3" meta:paragraph-count="148" meta:word-count="384" meta:character-count="2210"/>
  </office:meta>
</office:document-meta>
</file>